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language="da" fo:country="DK"/>
    </style:style>
    <style:style style:name="P5" style:parent-style-name="Standard" style:family="paragraph">
      <style:text-properties fo:language="da" fo:country="DK"/>
    </style:style>
    <style:style style:name="P6" style:parent-style-name="Standard" style:family="paragraph">
      <style:text-properties fo:language="da" fo:country="DK"/>
    </style:style>
    <style:style style:name="P7" style:parent-style-name="Standard" style:list-style-name="LFO1" style:family="paragraph">
      <style:text-properties fo:language="da" fo:country="DK"/>
    </style:style>
    <style:style style:name="P8" style:parent-style-name="Standard" style:family="paragraph">
      <style:paragraph-properties fo:text-indent="0.4923in"/>
    </style:style>
    <style:style style:name="T9" style:parent-style-name="Standardskrifttypeiafsnit" style:family="text">
      <style:text-properties style:font-name-complex="Times New Roman" fo:language="da" fo:country="DK"/>
    </style:style>
    <style:style style:name="T10" style:parent-style-name="Standardskrifttypeiafsnit" style:family="text">
      <style:text-properties style:font-name-complex="Times New Roman" fo:language="da" fo:country="DK"/>
    </style:style>
    <style:style style:name="P11" style:parent-style-name="Standard" style:family="paragraph">
      <style:paragraph-properties fo:margin-left="0.4923in">
        <style:tab-stops/>
      </style:paragraph-properties>
    </style:style>
    <style:style style:name="T12" style:parent-style-name="Standardskrifttypeiafsnit" style:family="text">
      <style:text-properties style:font-name-complex="Times New Roman" fo:language="da" fo:country="DK"/>
    </style:style>
    <style:style style:name="P13" style:parent-style-name="Standard" style:family="paragraph">
      <style:paragraph-properties fo:text-indent="0.4923in"/>
      <style:text-properties style:font-name-complex="Times New Roman" fo:language="da" fo:country="DK"/>
    </style:style>
    <style:style style:name="P14" style:parent-style-name="Standard" style:family="paragraph">
      <style:paragraph-properties fo:margin-left="0.4923in">
        <style:tab-stops/>
      </style:paragraph-properties>
      <style:text-properties style:font-name-complex="Times New Roman" fo:language="da" fo:country="DK"/>
    </style:style>
    <style:style style:name="P15" style:parent-style-name="Standard" style:family="paragraph">
      <style:text-properties style:font-name-complex="Times New Roman" fo:language="da" fo:country="DK"/>
    </style:style>
    <style:style style:name="P16" style:parent-style-name="Standard" style:list-style-name="LFO1" style:family="paragraph">
      <style:text-properties style:font-name-complex="Times New Roman" fo:language="da" fo:country="DK"/>
    </style:style>
    <style:style style:name="P17" style:parent-style-name="Standard" style:family="paragraph">
      <style:paragraph-properties fo:text-indent="0.4923in"/>
      <style:text-properties style:font-name-complex="Times New Roman" fo:language="da" fo:country="DK"/>
    </style:style>
    <style:style style:name="P18" style:parent-style-name="Standard" style:family="paragraph">
      <style:paragraph-properties fo:margin-left="0.4923in">
        <style:tab-stops/>
      </style:paragraph-properties>
      <style:text-properties style:font-name-complex="Times New Roman" fo:language="da" fo:country="DK"/>
    </style:style>
    <style:style style:name="P19" style:parent-style-name="Standard" style:family="paragraph">
      <style:text-properties style:font-name-complex="Times New Roman" fo:language="da" fo:country="DK"/>
    </style:style>
    <style:style style:name="P20" style:parent-style-name="Standard" style:list-style-name="LFO1" style:family="paragraph">
      <style:text-properties style:font-name-complex="Times New Roman" fo:language="da" fo:country="DK"/>
    </style:style>
    <style:style style:name="P21" style:parent-style-name="Standard" style:family="paragraph">
      <style:paragraph-properties fo:text-indent="0.4923in"/>
    </style:style>
    <style:style style:name="T22" style:parent-style-name="Standardskrifttypeiafsnit" style:family="text">
      <style:text-properties style:font-name-complex="Times New Roman" fo:language="da" fo:country="DK"/>
    </style:style>
    <style:style style:name="P23" style:parent-style-name="Standard" style:family="paragraph">
      <style:text-properties style:font-name-complex="Times New Roman" fo:language="da" fo:country="DK"/>
    </style:style>
    <style:style style:name="P24" style:parent-style-name="Standard" style:family="paragraph">
      <style:text-properties style:font-name-complex="Times New Roman" fo:language="da" fo:country="DK"/>
    </style:style>
    <style:style style:name="T25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T26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27" style:parent-style-name="Standard" style:family="paragraph">
      <style:text-properties style:font-name-complex="Times New Roman" fo:font-style="italic" style:font-style-asian="italic" fo:language="da" fo:country="DK"/>
    </style:style>
    <style:style style:name="P28" style:parent-style-name="Standard" style:family="paragraph">
      <style:text-properties style:font-name-complex="Times New Roman" fo:font-style="italic" style:font-style-asian="italic" fo:language="da" fo:country="DK"/>
    </style:style>
    <style:style style:name="P29" style:parent-style-name="Standard" style:family="paragraph">
      <style:text-properties style:font-name-complex="Times New Roman" fo:language="da" fo:country="DK"/>
    </style:style>
    <style:style style:name="P30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31" style:parent-style-name="Standard" style:family="paragraph">
      <style:text-properties style:font-name-complex="Times New Roman" fo:font-style="italic" style:font-style-asian="italic" fo:language="da" fo:country="DK"/>
    </style:style>
    <style:style style:name="P32" style:parent-style-name="Standard" style:family="paragraph">
      <style:text-properties style:font-name-complex="Times New Roman" fo:language="da" fo:country="DK"/>
    </style:style>
    <style:style style:name="P33" style:parent-style-name="Standard" style:family="paragraph">
      <style:text-properties style:font-name-complex="Times New Roman" fo:language="da" fo:country="DK"/>
    </style:style>
    <style:style style:name="P34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35" style:parent-style-name="Standard" style:family="paragraph">
      <style:text-properties style:font-name-complex="Times New Roman" fo:font-style="italic" style:font-style-asian="italic" fo:language="da" fo:country="DK"/>
    </style:style>
    <style:style style:name="P36" style:parent-style-name="Standard" style:family="paragraph">
      <style:text-properties style:font-name-complex="Times New Roman" fo:language="da" fo:country="DK"/>
    </style:style>
    <style:style style:name="P37" style:parent-style-name="Standard" style:family="paragraph">
      <style:text-properties style:font-name-complex="Times New Roman" fo:language="da" fo:country="DK"/>
    </style:style>
    <style:style style:name="T38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39" style:parent-style-name="Standard" style:family="paragraph">
      <style:text-properties style:font-name-complex="Times New Roman" fo:font-style="italic" style:font-style-asian="italic" fo:language="da" fo:country="DK"/>
    </style:style>
    <style:style style:name="P40" style:parent-style-name="Standard" style:family="paragraph">
      <style:text-properties style:font-name-complex="Times New Roman" fo:language="da" fo:country="DK"/>
    </style:style>
    <style:style style:name="P41" style:parent-style-name="Standard" style:family="paragraph">
      <style:text-properties style:font-name-complex="Times New Roman" fo:language="da" fo:country="DK"/>
    </style:style>
    <style:style style:name="P42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43" style:parent-style-name="Standard" style:family="paragraph">
      <style:text-properties style:font-name-complex="Times New Roman" fo:font-style="italic" style:font-style-asian="italic" fo:language="da" fo:country="DK"/>
    </style:style>
    <style:style style:name="P44" style:parent-style-name="Standard" style:family="paragraph">
      <style:text-properties style:font-name-complex="Times New Roman" fo:language="da" fo:country="DK"/>
    </style:style>
    <style:style style:name="T45" style:parent-style-name="Standardskrifttypeiafsnit" style:family="text">
      <style:text-properties style:font-name-complex="Times New Roman" fo:language="da" fo:country="DK"/>
    </style:style>
    <style:style style:name="T46" style:parent-style-name="Standardskrifttypeiafsnit" style:family="text">
      <style:text-properties style:font-name-complex="Times New Roman" fo:language="da" fo:country="DK"/>
    </style:style>
    <style:style style:name="P47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48" style:parent-style-name="Standard" style:family="paragraph">
      <style:text-properties style:font-name-complex="Times New Roman" fo:font-style="italic" style:font-style-asian="italic" fo:language="da" fo:country="DK"/>
    </style:style>
    <style:style style:name="P49" style:parent-style-name="Standard" style:family="paragraph">
      <style:text-properties style:font-name-complex="Times New Roman" fo:language="da" fo:country="DK"/>
    </style:style>
    <style:style style:name="P50" style:parent-style-name="Standard" style:family="paragraph">
      <style:text-properties style:font-name-complex="Times New Roman" fo:language="da" fo:country="DK"/>
    </style:style>
    <style:style style:name="P51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52" style:parent-style-name="Standard" style:family="paragraph">
      <style:text-properties style:font-name-complex="Times New Roman" fo:font-style="italic" style:font-style-asian="italic" fo:language="da" fo:country="DK"/>
    </style:style>
    <style:style style:name="P53" style:parent-style-name="Standard" style:family="paragraph">
      <style:text-properties style:font-name-complex="Times New Roman" fo:language="da" fo:country="DK"/>
    </style:style>
    <style:style style:name="T54" style:parent-style-name="Standardskrifttypeiafsnit" style:family="text">
      <style:text-properties style:font-name-complex="Times New Roman" fo:language="da" fo:country="DK"/>
    </style:style>
    <style:style style:name="T55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56" style:parent-style-name="Standard" style:family="paragraph">
      <style:text-properties style:font-name-complex="Times New Roman" fo:font-style="italic" style:font-style-asian="italic" fo:language="da" fo:country="DK"/>
    </style:style>
    <style:style style:name="P57" style:parent-style-name="Standard" style:family="paragraph">
      <style:text-properties style:font-name-complex="Times New Roman" fo:language="da" fo:country="DK"/>
    </style:style>
    <style:style style:name="P58" style:parent-style-name="Standard" style:family="paragraph">
      <style:text-properties style:font-name-complex="Times New Roman" fo:language="da" fo:country="DK"/>
    </style:style>
    <style:style style:name="P59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60" style:parent-style-name="Standard" style:family="paragraph">
      <style:text-properties style:font-name-complex="Times New Roman" fo:font-style="italic" style:font-style-asian="italic" fo:language="da" fo:country="DK"/>
    </style:style>
    <style:style style:name="P61" style:parent-style-name="Standard" style:family="paragraph">
      <style:text-properties style:font-name-complex="Times New Roman" fo:language="da" fo:country="DK"/>
    </style:style>
    <style:style style:name="P62" style:parent-style-name="Standard" style:family="paragraph">
      <style:text-properties style:font-name-complex="Times New Roman" fo:language="da" fo:country="DK"/>
    </style:style>
    <style:style style:name="P63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64" style:parent-style-name="Standard" style:family="paragraph">
      <style:text-properties style:font-name-complex="Times New Roman" fo:font-style="italic" style:font-style-asian="italic" fo:language="da" fo:country="DK"/>
    </style:style>
    <style:style style:name="P65" style:parent-style-name="Standard" style:family="paragraph">
      <style:text-properties style:font-name-complex="Times New Roman" fo:language="da" fo:country="DK"/>
    </style:style>
    <style:style style:name="P66" style:parent-style-name="Standard" style:family="paragraph">
      <style:text-properties style:font-name-complex="Times New Roman" fo:language="da" fo:country="DK"/>
    </style:style>
    <style:style style:name="P67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68" style:parent-style-name="Standard" style:family="paragraph">
      <style:text-properties style:font-name-complex="Times New Roman" fo:font-style="italic" style:font-style-asian="italic" fo:language="da" fo:country="DK"/>
    </style:style>
    <style:style style:name="P69" style:parent-style-name="Standard" style:family="paragraph">
      <style:text-properties style:font-name-complex="Times New Roman" fo:language="da" fo:country="DK"/>
    </style:style>
    <style:style style:name="P70" style:parent-style-name="Standard" style:family="paragraph">
      <style:text-properties style:font-name-complex="Times New Roman" fo:language="da" fo:country="DK"/>
    </style:style>
    <style:style style:name="P71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72" style:parent-style-name="Standard" style:family="paragraph">
      <style:text-properties style:font-name-complex="Times New Roman" fo:font-style="italic" style:font-style-asian="italic" fo:language="da" fo:country="DK"/>
    </style:style>
    <style:style style:name="P73" style:parent-style-name="Standard" style:family="paragraph">
      <style:text-properties style:font-name-complex="Times New Roman" fo:language="da" fo:country="DK"/>
    </style:style>
    <style:style style:name="P74" style:parent-style-name="Standard" style:family="paragraph">
      <style:text-properties style:font-name-complex="Times New Roman" fo:language="da" fo:country="DK"/>
    </style:style>
    <style:style style:name="P75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76" style:parent-style-name="Standard" style:family="paragraph">
      <style:text-properties style:font-name-complex="Times New Roman" fo:font-style="italic" style:font-style-asian="italic" fo:language="da" fo:country="DK"/>
    </style:style>
    <style:style style:name="P77" style:parent-style-name="Standard" style:family="paragraph">
      <style:text-properties style:font-name-complex="Times New Roman" fo:language="da" fo:country="DK"/>
    </style:style>
    <style:style style:name="P78" style:parent-style-name="Standard" style:family="paragraph">
      <style:text-properties style:font-name-complex="Times New Roman" fo:language="da" fo:country="DK"/>
    </style:style>
    <style:style style:name="P79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80" style:parent-style-name="Standard" style:family="paragraph">
      <style:text-properties style:font-name-complex="Times New Roman" fo:font-style="italic" style:font-style-asian="italic" fo:language="da" fo:country="DK"/>
    </style:style>
    <style:style style:name="P81" style:parent-style-name="Standard" style:family="paragraph">
      <style:text-properties style:font-name-complex="Times New Roman" fo:language="da" fo:country="DK"/>
    </style:style>
    <style:style style:name="P82" style:parent-style-name="Standard" style:family="paragraph">
      <style:text-properties style:font-name-complex="Times New Roman" fo:language="da" fo:country="DK"/>
    </style:style>
    <style:style style:name="P83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84" style:parent-style-name="Standard" style:family="paragraph">
      <style:text-properties style:font-name-complex="Times New Roman" fo:font-style="italic" style:font-style-asian="italic" fo:language="da" fo:country="DK"/>
    </style:style>
    <style:style style:name="P85" style:parent-style-name="Standard" style:family="paragraph">
      <style:text-properties style:font-name-complex="Times New Roman" fo:language="da" fo:country="DK"/>
    </style:style>
    <style:style style:name="P86" style:parent-style-name="Standard" style:family="paragraph">
      <style:text-properties style:font-name-complex="Times New Roman" fo:language="da" fo:country="DK"/>
    </style:style>
    <style:style style:name="P87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88" style:parent-style-name="Standard" style:family="paragraph">
      <style:text-properties style:font-name-complex="Times New Roman" fo:font-style="italic" style:font-style-asian="italic" fo:language="da" fo:country="DK"/>
    </style:style>
    <style:style style:name="P89" style:parent-style-name="Standard" style:family="paragraph">
      <style:text-properties style:font-name-complex="Times New Roman" fo:language="da" fo:country="DK"/>
    </style:style>
    <style:style style:name="T90" style:parent-style-name="Standardskrifttypeiafsnit" style:family="text">
      <style:text-properties style:font-name-complex="Times New Roman" fo:language="da" fo:country="DK"/>
    </style:style>
    <style:style style:name="P91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92" style:parent-style-name="Standard" style:family="paragraph">
      <style:text-properties style:font-name-complex="Times New Roman" fo:font-style="italic" style:font-style-asian="italic" fo:language="da" fo:country="DK"/>
    </style:style>
    <style:style style:name="P93" style:parent-style-name="Standard" style:family="paragraph">
      <style:text-properties fo:language="da" fo:country="DK"/>
    </style:style>
    <style:style style:name="P94" style:parent-style-name="Standard" style:family="paragraph">
      <style:text-properties style:font-name-complex="Times New Roman" fo:language="da" fo:country="DK"/>
    </style:style>
    <style:style style:name="T95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96" style:parent-style-name="Standard" style:family="paragraph">
      <style:text-properties style:font-name-complex="Times New Roman" fo:font-style="italic" style:font-style-asian="italic" fo:language="da" fo:country="DK"/>
    </style:style>
    <style:style style:name="P97" style:parent-style-name="Standard" style:family="paragraph">
      <style:text-properties style:font-name-complex="Times New Roman" fo:language="da" fo:country="DK"/>
    </style:style>
    <style:style style:name="P98" style:parent-style-name="Standard" style:family="paragraph">
      <style:text-properties style:font-name-complex="Times New Roman" fo:language="da" fo:country="DK"/>
    </style:style>
    <style:style style:name="T99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00" style:parent-style-name="Standard" style:family="paragraph">
      <style:text-properties style:font-name-complex="Times New Roman" fo:font-style="italic" style:font-style-asian="italic" fo:language="da" fo:country="DK"/>
    </style:style>
    <style:style style:name="P101" style:parent-style-name="Standard" style:family="paragraph">
      <style:text-properties fo:language="da" fo:country="DK"/>
    </style:style>
    <style:style style:name="P102" style:parent-style-name="Standard" style:family="paragraph">
      <style:text-properties style:font-name-complex="Times New Roman" fo:language="da" fo:country="DK"/>
    </style:style>
    <style:style style:name="T103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04" style:parent-style-name="Standard" style:family="paragraph">
      <style:text-properties style:font-name-complex="Times New Roman" fo:font-style="italic" style:font-style-asian="italic" fo:language="da" fo:country="DK"/>
    </style:style>
    <style:style style:name="P105" style:parent-style-name="Standard" style:family="paragraph">
      <style:text-properties fo:language="da" fo:country="DK"/>
    </style:style>
    <style:style style:name="T106" style:parent-style-name="Standardskrifttypeiafsnit" style:family="text">
      <style:text-properties style:font-name-complex="Times New Roman" fo:language="da" fo:country="DK"/>
    </style:style>
    <style:style style:name="T107" style:parent-style-name="Standardskrifttypeiafsnit" style:family="text">
      <style:text-properties style:font-name-complex="Times New Roman" fo:language="da" fo:country="DK"/>
    </style:style>
    <style:style style:name="T108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09" style:parent-style-name="Standard" style:family="paragraph">
      <style:text-properties style:font-name-complex="Times New Roman" fo:font-style="italic" style:font-style-asian="italic" fo:language="da" fo:country="DK"/>
    </style:style>
    <style:style style:name="P110" style:parent-style-name="Standard" style:family="paragraph">
      <style:text-properties style:font-name-complex="Times New Roman" fo:language="da" fo:country="DK"/>
    </style:style>
    <style:style style:name="P111" style:parent-style-name="Standard" style:family="paragraph">
      <style:text-properties style:font-name-complex="Times New Roman" fo:language="da" fo:country="DK"/>
    </style:style>
    <style:style style:name="T112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13" style:parent-style-name="Standard" style:family="paragraph">
      <style:text-properties style:font-name-complex="Times New Roman" fo:font-style="italic" style:font-style-asian="italic" fo:language="da" fo:country="DK"/>
    </style:style>
    <style:style style:name="P114" style:parent-style-name="Standard" style:family="paragraph">
      <style:text-properties style:font-name-complex="Times New Roman" fo:language="da" fo:country="DK"/>
    </style:style>
    <style:style style:name="P115" style:parent-style-name="Standard" style:family="paragraph">
      <style:text-properties style:font-name-complex="Times New Roman" fo:language="da" fo:country="DK"/>
    </style:style>
    <style:style style:name="T116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T117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18" style:parent-style-name="Standard" style:family="paragraph">
      <style:text-properties style:font-name-complex="Times New Roman" fo:font-style="italic" style:font-style-asian="italic" fo:language="da" fo:country="DK"/>
    </style:style>
    <style:style style:name="P119" style:parent-style-name="Standard" style:family="paragraph">
      <style:text-properties style:font-name-complex="Times New Roman" fo:language="da" fo:country="DK"/>
    </style:style>
    <style:style style:name="P120" style:parent-style-name="Standard" style:family="paragraph">
      <style:text-properties style:font-name-complex="Times New Roman" fo:language="da" fo:country="DK"/>
    </style:style>
    <style:style style:name="P121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22" style:parent-style-name="Standard" style:family="paragraph">
      <style:text-properties style:font-name-complex="Times New Roman" fo:font-style="italic" style:font-style-asian="italic" fo:language="da" fo:country="DK"/>
    </style:style>
    <style:style style:name="P123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24" style:parent-style-name="Standard" style:family="paragraph">
      <style:text-properties style:font-name-complex="Times New Roman" fo:language="da" fo:country="DK"/>
    </style:style>
    <style:style style:name="P125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26" style:parent-style-name="Standard" style:family="paragraph">
      <style:text-properties style:font-name-complex="Times New Roman" fo:font-style="italic" style:font-style-asian="italic" fo:language="da" fo:country="DK"/>
    </style:style>
    <style:style style:name="P127" style:parent-style-name="Standard" style:family="paragraph">
      <style:text-properties style:font-name-complex="Times New Roman" fo:language="da" fo:country="DK"/>
    </style:style>
    <style:style style:name="P128" style:parent-style-name="Standard" style:family="paragraph">
      <style:text-properties style:font-name-complex="Times New Roman" fo:language="da" fo:country="DK"/>
    </style:style>
    <style:style style:name="P129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30" style:parent-style-name="Standard" style:family="paragraph">
      <style:text-properties style:font-name-complex="Times New Roman" fo:font-style="italic" style:font-style-asian="italic" fo:language="da" fo:country="DK"/>
    </style:style>
    <style:style style:name="P131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32" style:parent-style-name="Standard" style:family="paragraph">
      <style:text-properties style:font-name-complex="Times New Roman" fo:language="da" fo:country="DK"/>
    </style:style>
    <style:style style:name="P133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34" style:parent-style-name="Standard" style:family="paragraph">
      <style:text-properties style:font-name-complex="Times New Roman" fo:font-style="italic" style:font-style-asian="italic" fo:language="da" fo:country="DK"/>
    </style:style>
    <style:style style:name="P135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36" style:parent-style-name="Standard" style:family="paragraph">
      <style:text-properties style:font-name-complex="Times New Roman" fo:language="da" fo:country="DK"/>
    </style:style>
    <style:style style:name="P137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38" style:parent-style-name="Standard" style:family="paragraph">
      <style:text-properties style:font-name-complex="Times New Roman" fo:font-style="italic" style:font-style-asian="italic" fo:language="da" fo:country="DK"/>
    </style:style>
    <style:style style:name="P139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40" style:parent-style-name="Standard" style:family="paragraph">
      <style:text-properties style:font-name-complex="Times New Roman" fo:language="da" fo:country="DK"/>
    </style:style>
    <style:style style:name="P141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42" style:parent-style-name="Standard" style:family="paragraph">
      <style:text-properties style:font-name-complex="Times New Roman" fo:font-style="italic" style:font-style-asian="italic" fo:language="da" fo:country="DK"/>
    </style:style>
    <style:style style:name="P143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44" style:parent-style-name="Standard" style:family="paragraph">
      <style:text-properties style:font-name-complex="Times New Roman" fo:language="da" fo:country="DK"/>
    </style:style>
    <style:style style:name="P145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46" style:parent-style-name="Standard" style:family="paragraph">
      <style:text-properties style:font-name-complex="Times New Roman" fo:font-style="italic" style:font-style-asian="italic" fo:language="da" fo:country="DK"/>
    </style:style>
    <style:style style:name="P147" style:parent-style-name="Standard" style:family="paragraph">
      <style:text-properties fo:language="da" fo:country="DK"/>
    </style:style>
  </office:automatic-styles>
  <office:body>
    <office:text text:use-soft-page-breaks="true">
      <text:p text:style-name="P1"/>
      <text:p text:style-name="P5">Vi har planlagt at bruge ca. 1 uge pr. Iteration. Derudover har vi løbende planlagt, hvad det er, som vi skulle lave de enkelte dage:</text:p>
      <text:p text:style-name="P6"/>
      <text:list text:style-name="LFO1" text:continue-numbering="true">
        <text:list-item>
          <text:p text:style-name="P7">Iteration(overordnet analyse):</text:p>
        </text:list-item>
      </text:list>
      <text:p text:style-name="P8"><text:span text:style-name="T9">- UML<text:s/></text:span><text:span text:style-name="T10">klassediagram</text:span></text:p>
      <text:p text:style-name="P11"><text:span text:style-name="T12">- Use Case</text:span></text:p>
      <text:p text:style-name="P13">- Virksomhedsanalyse (IT i Organisation)</text:p>
      <text:p text:style-name="P14">- Vurdere de organisatoriske fordele og ulemper ved det digitale system(IT i Organisation)<text:line-break/>- Rapport</text:p>
      <text:p text:style-name="P15"/>
      <text:list text:style-name="LFO1" text:continue-numbering="true">
        <text:list-item>
          <text:p text:style-name="P16">Iteration(går i dybden)<text:line-break/>- Beskrive de vigtigste Use Cases.</text:p>
        </text:list-item>
      </text:list>
      <text:p text:style-name="P17">- Uddybe klasser I klassediagram → implementeres</text:p>
      <text:p text:style-name="P18">- Resterende del af IT i Organisation færdiggøres<text:line-break/>- Rapport</text:p>
      <text:p text:style-name="P19"/>
      <text:list text:style-name="LFO1" text:continue-numbering="true">
        <text:list-item>
          <text:p text:style-name="P20">Iteration(færdiggørelse)<text:line-break/>- Beskrive og færdiggøre Use Case<text:line-break/>- Færdiggøre klassediagram<text:line-break/>- Implementere det resterende</text:p>
        </text:list-item>
      </text:list>
      <text:p text:style-name="P21"><text:span text:style-name="T22">- Rapport</text:span></text:p>
      <text:p text:style-name="P23"/>
      <text:p text:style-name="P24">7/11 – Fredag: Lav Use Case og klassediagram.</text:p>
      <text:p text:style-name="Standard"><text:span text:style-name="T25">La</text:span><text:span text:style-name="T26">vet af:</text:span></text:p>
      <text:p text:style-name="P27">Observant:</text:p>
      <text:p text:style-name="P28"/>
      <text:p text:style-name="P29">8/11 – Lørdag: IT org (overfladisk).</text:p>
      <text:p text:style-name="P30">Lavet af:</text:p>
      <text:p text:style-name="P31">Observant:</text:p>
      <text:p text:style-name="P32"/>
      <text:p text:style-name="P33">9/11 – Søndag: Uddybende klasse og Use Case over opret sæson (model klasser).</text:p>
      <text:p text:style-name="P34">Lavet af:</text:p>
      <text:p text:style-name="P35">Observant:</text:p>
      <text:p text:style-name="P36"/>
      <text:p text:style-name="P37">10/11 – Mandag: Programmer opret sæson (model klasser).</text:p>
      <text:p text:style-name="Standard"><text:span text:style-name="T38">Lavet af:</text:span></text:p>
      <text:p text:style-name="P39">Observant:</text:p>
      <text:p text:style-name="P40"/>
      <text:p text:style-name="P41">11/11 – Tirsdag: Virksomhedsanalyse, uddybe fordele/ulemper. Stine</text:p>
      <text:p text:style-name="P42">Lavet af:</text:p>
      <text:p text:style-name="P43">Observant:</text:p>
      <text:p text:style-name="P44"/>
      <text:p text:style-name="Standard"><text:span text:style-name="T45">12/11 – Onsdag: Påbegyndende rapport, Turneringsrunde klassen, kravspecifikation, vælge Use Cases til torsdag, uddybe opret sæson Use Case med scenarier og sekvensdia</text:span><text:span text:style-name="T46">gram.</text:span></text:p>
      <text:p text:style-name="P47">Lavet af:</text:p>
      <text:p text:style-name="P48">Observant:</text:p>
      <text:p text:style-name="P49"/>
      <text:p text:style-name="P50">13/11 – Torsdag: uddybe Use Cases over funktioner der skal implementeres.</text:p>
      <text:p text:style-name="P51">Lavet af:</text:p>
      <text:p text:style-name="P52">Observant:</text:p>
      <text:p text:style-name="P53"/>
      <text:p text:style-name="Standard"><text:span text:style-name="T54">14/11 – Fredag: arbejde videre med virksomhedsanalyse og Use Case. Implementer nogle Use Case.<text:s/></text:span><text:span text:style-name="T55">Lavet af: Stine</text:span></text:p>
      <text:p text:style-name="P56">Observant:</text:p>
      <text:p text:style-name="P57"/>
      <text:p text:style-name="P58">15/11 –<text:s/>Lørdag: Implementer vis turneringsstilling og registrer kampoplysninger, Evt. beskrivelse af brugsmønstre.</text:p>
      <text:p text:style-name="P59">Lavet af:</text:p>
      <text:p text:style-name="P60">Observant:</text:p>
      <text:p text:style-name="P61"/>
      <text:p text:style-name="P62">16/11 – Søndag: fri.</text:p>
      <text:p text:style-name="P63">Lavet af:</text:p>
      <text:p text:style-name="P64">Observant:</text:p>
      <text:p text:style-name="P65"/>
      <text:p text:style-name="P66">17/11 – Mandag: Gå kontrolklasserne igennem. Lav database. Gå i gang med GUI (opret<text:s/>sæson).</text:p>
      <text:p text:style-name="P67">Lavet af:</text:p>
      <text:p text:style-name="P68">Observant:</text:p>
      <text:p text:style-name="P69"/>
      <text:p text:style-name="P70">19/11 – Onsdag: Database – normalisering + data. <text:s/></text:p>
      <text:p text:style-name="P71">Lavet af:</text:p>
      <text:p text:style-name="P72">Observant:</text:p>
      <text:p text:style-name="P73"/>
      <text:p text:style-name="P74">20/11 – Torsdag: IOP.</text:p>
      <text:p text:style-name="P75">Lavet af:</text:p>
      <text:p text:style-name="P76">Observant:</text:p>
      <text:p text:style-name="P77"/>
      <text:p text:style-name="P78">21/11 – Fredag: Lav GUI.</text:p>
      <text:p text:style-name="P79">Lavet af:</text:p>
      <text:p text:style-name="P80">Observant:</text:p>
      <text:p text:style-name="P81"/>
      <text:p text:style-name="P82">22/11 – Lørdag: GUI + See, hear osv.</text:p>
      <text:p text:style-name="P83">Lavet af:</text:p>
      <text:p text:style-name="P84">Observant:</text:p>
      <text:p text:style-name="P85"/>
      <text:p text:style-name="P86">23/11 – Søndag: fri.</text:p>
      <text:p text:style-name="P87">Lavet af:</text:p>
      <text:p text:style-name="P88">Observant:</text:p>
      <text:p text:style-name="P89"/>
      <text:p text:style-name="Standard"><text:span text:style-name="T90">24/11 – Mandag: Påbegynd handler klasser.</text:span></text:p>
      <text:p text:style-name="P91">Lavet af:</text:p>
      <text:p text:style-name="P92">Observant:</text:p>
      <text:p text:style-name="P93"/>
      <text:p text:style-name="P94">25/11 – Tirsdag: virksomhedsanalyse færdig.</text:p>
      <text:p text:style-name="Standard"><text:span text:style-name="T95">Lavet af: Stine</text:span></text:p>
      <text:p text:style-name="P96">Observant:</text:p>
      <text:p text:style-name="P97"/>
      <text:p text:style-name="P98">26/11 – Onsdag: Registrere begivenheder + lukke for registrering efter kamp +<text:s/>sortere efter hold + ændring af IP, port, DB navn, brugernavn og kode i DB + Udtræk turneringsstilling.</text:p>
      <text:p text:style-name="Standard"><text:span text:style-name="T99">Lavet af:</text:span></text:p>
      <text:p text:style-name="P100">Observant:</text:p>
      <text:p text:style-name="P101"/>
      <text:soft-page-break/>
      <text:p text:style-name="P102">27/11 – Torsdag: Design model, Brugsmønster og opdatere klassediagram.<text:s/></text:p>
      <text:p text:style-name="Standard"><text:span text:style-name="T103">Lavet af:</text:span></text:p>
      <text:p text:style-name="P104">Observant:</text:p>
      <text:p text:style-name="P105"/>
      <text:p text:style-name="Standard"><text:span text:style-name="T106">28/11 – Fredag: UML prog. + Udtræk k</text:span><text:span text:style-name="T107">amprapport + Kamp rapport (skal kunne beregne score).<text:s/></text:span><text:span text:style-name="T108">Lavet af:</text:span></text:p>
      <text:p text:style-name="P109">Observant:</text:p>
      <text:p text:style-name="P110"/>
      <text:p text:style-name="P111">29/11 + 30/11 – Lørdag + Søndag: Skrivning på handler.<text:s/></text:p>
      <text:p text:style-name="Standard"><text:span text:style-name="T112">Lavet af: Andreas</text:span></text:p>
      <text:p text:style-name="P113">Observant:</text:p>
      <text:p text:style-name="P114"/>
      <text:p text:style-name="P115">1/12 – Mandag: Rapport skrivning + retning af tidsplan + opret sæson.<text:s/></text:p>
      <text:p text:style-name="Standard"><text:span text:style-name="T116">Lavet af: Andreas, Jimm</text:span><text:span text:style-name="T117">i &amp; Stine</text:span></text:p>
      <text:p text:style-name="P118">Observant:</text:p>
      <text:p text:style-name="P119"/>
      <text:p text:style-name="P120">2/12 – Tirsdag:<text:s/>Skrevet indledning af systemudvikling og programmering, samt lavet søgefunktion og færdiggjort opret sæson.</text:p>
      <text:p text:style-name="P121">Lavet af: Andreas &amp;<text:s/>Stine</text:p>
      <text:p text:style-name="P122">Observant:</text:p>
      <text:p text:style-name="P123"/>
      <text:p text:style-name="P124">3/12 – Onsdag:<text:s/>Skrevet database afsnit i rapport, skrevet konklusion i IT i Organisation, påbegynd systemudviklings afsnit i rapport</text:p>
      <text:p text:style-name="P125">Lavet af:<text:s/>Andreas og Stine</text:p>
      <text:p text:style-name="P126">Observant:</text:p>
      <text:p text:style-name="P127"/>
      <text:p text:style-name="P128">4/12 – Torsdag:<text:s/>Programbeskrivelse og exceptionhandling i programmering, systemudviklings afsnit videre skrives.<text:s/></text:p>
      <text:p text:style-name="P129">Lavet af:<text:s/>Andreas, Stine og Jimmi</text:p>
      <text:p text:style-name="P130">Observant:</text:p>
      <text:p text:style-name="P131"/>
      <text:p text:style-name="P132">5/12 – Fredag:<text:s/></text:p>
      <text:p text:style-name="P133">Lavet af:</text:p>
      <text:p text:style-name="P134">Observant:</text:p>
      <text:p text:style-name="P135"/>
      <text:p text:style-name="P136">6/12 – Lørdag:<text:s/></text:p>
      <text:p text:style-name="P137">Lavet af:</text:p>
      <text:p text:style-name="P138">Observant:</text:p>
      <text:p text:style-name="P139"/>
      <text:p text:style-name="P140">7/12 – Søndag:<text:s/></text:p>
      <text:p text:style-name="P141">Lavet af:</text:p>
      <text:p text:style-name="P142">Observant:</text:p>
      <text:p text:style-name="P143"/>
      <text:p text:style-name="P144">8/12 – Mandag:<text:s/>Aflevering<text:s/>af semester projekt</text:p>
      <text:p text:style-name="P145">Lavet af:</text:p>
      <text:p text:style-name="P146">Observant:</text:p>
      <text:p text:style-name="P1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Opstilling" style:display-name="Opstilling" style:family="paragraph" style:parent-style-name="Textbody">
      <style:text-properties fo:hyphenate="false"/>
    </style:style>
    <style:style style:name="Billedtekst" style:display-name="Billedteks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0" style:display-name="p0" style:family="paragraph" style:parent-style-name="Standard">
      <style:paragraph-properties fo:line-height="110%"/>
      <style:text-properties style:font-name="Calibri" style:font-name-complex="Calibri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idehoved" style:display-name="Sidehoved" style:family="paragraph" style:parent-style-name="Normal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size-complex="10.5pt" fo:hyphenate="false"/>
    </style:style>
    <style:style style:name="SidehovedTegn" style:display-name="Sidehoved Tegn" style:family="text" style:parent-style-name="Standardskrifttypeiafsnit">
      <style:text-properties style:font-size-complex="10.5pt"/>
    </style:style>
    <style:style style:name="Sidefod" style:display-name="Sidefod" style:family="paragraph" style:parent-style-name="Normal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size-complex="10.5pt" fo:hyphenate="false"/>
    </style:style>
    <style:style style:name="SidefodTegn" style:display-name="Sidefod Tegn" style:family="text" style:parent-style-name="Standardskrifttypeiafsni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Standard" style:family="paragraph">
      <style:paragraph-properties fo:text-align="center"/>
      <style:text-properties fo:language="da" fo:country="DK"/>
    </style:style>
    <style:style style:name="P3" style:parent-style-name="Standard" style:family="paragraph">
      <style:paragraph-properties fo:text-align="center"/>
      <style:text-properties fo:language="da" fo:country="DK"/>
    </style:style>
    <style:style style:name="P4" style:parent-style-name="Sidefo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Planlægning af 1. semester opgave:</text:p>
        <text:p text:style-name="P3">Grp. Andreas, Jimmi &amp;<text:s/>Stine</text:p>
      </style:header>
      <style:footer>
        <text:p text:style-name="P4"><text:page-number text:fixed="false">2</text:page-number></text:p>
        <text:p text:style-name="Sidefo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tine Knarkegaard Andersen</meta:initial-creator>
    <dc:creator>Stine Andersen</dc:creator>
    <meta:creation-date>2014-11-06T13:03:00Z</meta:creation-date>
    <dc:date>2014-12-02T18:43:00Z</dc:date>
    <meta:template xlink:href="Normal" xlink:type="simple"/>
    <meta:editing-cycles>17</meta:editing-cycles>
    <meta:editing-duration>PT27300S</meta:editing-duration>
    <meta:document-statistic meta:page-count="3" meta:paragraph-count="6" meta:word-count="482" meta:character-count="3422" meta:row-count="24" meta:non-whitespace-character-count="2946"/>
  </office:meta>
</office:document-meta>
</file>